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36in"/>
    </style:style>
    <style:style style:name="TableColumn5" style:family="table-column">
      <style:table-column-properties style:column-width="3.052in"/>
    </style:style>
    <style:style style:name="Table2" style:family="table">
      <style:table-properties style:width="6.1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>
        <style:tab-stops>
          <style:tab-stop style:type="right" style:position="1.4229in"/>
        </style:tab-stops>
      </style:paragraph-properties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>
        <style:tab-stops>
          <style:tab-stop style:type="right" style:position="1.4229in"/>
        </style:tab-stops>
      </style:paragraph-properties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224" style:parent-style-name="Policepardéfaut" style:family="text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T232" style:parent-style-name="Policepardéfaut" style:family="text">
      <style:text-properties fo:language="en" fo:country="US"/>
    </style:style>
    <style:style style:name="T233" style:parent-style-name="Policepardéfaut" style:family="text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T239" style:parent-style-name="Policepardéfaut" style:family="text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T245" style:parent-style-name="Policepardéfaut" style:family="text">
      <style:text-properties fo:language="en" fo:country="US"/>
    </style:style>
    <style:style style:name="T246" style:parent-style-name="Policepardéfaut" style:family="text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Document Technique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</text:p>
          </table:table-cell>
          <table:table-cell table:style-name="TableCell9">
            <text:p text:style-name="P10">Touche spéciale<text:s/></text:p>
          </table:table-cell>
          <table:table-cell table:style-name="TableCell11">
            <text:p text:style-name="P12">Description</text:p>
          </table:table-cell>
        </table:table-row>
        <table:table-row table:style-name="TableRow13">
          <table:table-cell table:style-name="TableCell14">
            <text:p text:style-name="P15">Game of life</text:p>
          </table:table-cell>
          <table:table-cell table:style-name="TableCell16">
            <text:p text:style-name="P17">Menu</text:p>
          </table:table-cell>
          <table:table-cell table:style-name="TableCell18">
            <text:p text:style-name="P19">Le jeu de la vie de Conway le plus connu</text:p>
          </table:table-cell>
        </table:table-row>
        <table:table-row table:style-name="TableRow20">
          <table:table-cell table:style-name="TableCell21">
            <text:p text:style-name="P22">Neuronal</text:p>
          </table:table-cell>
          <table:table-cell table:style-name="TableCell23">
            <text:p text:style-name="P24">Menu</text:p>
          </table:table-cell>
          <table:table-cell table:style-name="TableCell25">
            <text:p text:style-name="P26">Baser sur des coefficients de voisin et de fonction d’activation</text:p>
          </table:table-cell>
        </table:table-row>
        <table:table-row table:style-name="TableRow27">
          <table:table-cell table:style-name="TableCell28">
            <text:p text:style-name="P29">Cyclique</text:p>
          </table:table-cell>
          <table:table-cell table:style-name="TableCell30">
            <text:p text:style-name="P31">Menu</text:p>
          </table:table-cell>
          <table:table-cell table:style-name="TableCell32">
            <text:p text:style-name="P33">Un état cyclique 1-2-3-4-1 et passe à l’étape suivant en fonction de ses voisin</text:p>
          </table:table-cell>
        </table:table-row>
        <table:table-row table:style-name="TableRow34">
          <table:table-cell table:style-name="TableCell35">
            <text:p text:style-name="P36">Block</text:p>
          </table:table-cell>
          <table:table-cell table:style-name="TableCell37">
            <text:p text:style-name="P38">Aucune</text:p>
          </table:table-cell>
          <table:table-cell table:style-name="TableCell39">
            <text:p text:style-name="P40">Une grille de 2x2 sur toute la grande grille qui alterne entre pair et impaire</text:p>
          </table:table-cell>
        </table:table-row>
        <table:table-row table:style-name="TableRow41">
          <table:table-cell table:style-name="TableCell42">
            <text:p text:style-name="P43">Brain</text:p>
          </table:table-cell>
          <table:table-cell table:style-name="TableCell44">
            <text:p text:style-name="P45">Aucune</text:p>
          </table:table-cell>
          <table:table-cell table:style-name="TableCell46">
            <text:p text:style-name="P47">Le même que Game of life mais avec un état supplémentaire de mourante</text:p>
          </table:table-cell>
        </table:table-row>
        <table:table-row table:style-name="TableRow48">
          <table:table-cell table:style-name="TableCell49">
            <text:p text:style-name="P50">Day and Night</text:p>
          </table:table-cell>
          <table:table-cell table:style-name="TableCell51">
            <text:p text:style-name="P52">Aucune</text:p>
          </table:table-cell>
          <table:table-cell table:style-name="TableCell53">
            <text:p text:style-name="P54">Jeu de la vie avec une règle différente</text:p>
          </table:table-cell>
        </table:table-row>
        <table:table-row table:style-name="TableRow55">
          <table:table-cell table:style-name="TableCell56">
            <text:p text:style-name="P57">Hex</text:p>
          </table:table-cell>
          <table:table-cell table:style-name="TableCell58">
            <text:p text:style-name="P59">Aucune</text:p>
          </table:table-cell>
          <table:table-cell table:style-name="TableCell60">
            <text:p text:style-name="P61">Jeu de la vie avec une grille en hexagone</text:p>
          </table:table-cell>
        </table:table-row>
        <table:table-row table:style-name="TableRow62">
          <table:table-cell table:style-name="TableCell63">
            <text:p text:style-name="P64">Hexneuro</text:p>
          </table:table-cell>
          <table:table-cell table:style-name="TableCell65">
            <text:p text:style-name="P66">Aucune</text:p>
          </table:table-cell>
          <table:table-cell table:style-name="TableCell67">
            <text:p text:style-name="P68">Neuronal<text:s/>avec une grille en hexagone</text:p>
          </table:table-cell>
        </table:table-row>
        <table:table-row table:style-name="TableRow69">
          <table:table-cell table:style-name="TableCell70">
            <text:p text:style-name="P71">HexCyclic</text:p>
          </table:table-cell>
          <table:table-cell table:style-name="TableCell72">
            <text:p text:style-name="P73">Aucune</text:p>
          </table:table-cell>
          <table:table-cell table:style-name="TableCell74">
            <text:p text:style-name="P75">Cyclique<text:s/>de la vie avec une grille en hexagone</text:p>
          </table:table-cell>
        </table:table-row>
        <table:table-row table:style-name="TableRow76">
          <table:table-cell table:style-name="TableCell77">
            <text:p text:style-name="P78">Hightlife</text:p>
          </table:table-cell>
          <table:table-cell table:style-name="TableCell79">
            <text:p text:style-name="P80">Aucune</text:p>
          </table:table-cell>
          <table:table-cell table:style-name="TableCell81">
            <text:p text:style-name="P82">Règle du jeu de la vie</text:p>
          </table:table-cell>
        </table:table-row>
        <table:table-row table:style-name="TableRow83">
          <table:table-cell table:style-name="TableCell84">
            <text:p text:style-name="P85">Immigration</text:p>
          </table:table-cell>
          <table:table-cell table:style-name="TableCell86">
            <text:p text:style-name="P87">Aucune</text:p>
          </table:table-cell>
          <table:table-cell table:style-name="TableCell88">
            <text:p text:style-name="P89">Jeu de la vie avec 2<text:s/>populations</text:p>
          </table:table-cell>
        </table:table-row>
        <table:table-row table:style-name="TableRow90">
          <table:table-cell table:style-name="TableCell91">
            <text:p text:style-name="P92">Larger than life</text:p>
          </table:table-cell>
          <table:table-cell table:style-name="TableCell93">
            <text:p text:style-name="P94">Aucune</text:p>
          </table:table-cell>
          <table:table-cell table:style-name="TableCell95">
            <text:p text:style-name="P96">Jeu de la vie avec 9 de voisin de distance</text:p>
          </table:table-cell>
        </table:table-row>
        <table:table-row table:style-name="TableRow97">
          <table:table-cell table:style-name="TableCell98">
            <text:p text:style-name="P99">MNCA</text:p>
          </table:table-cell>
          <table:table-cell table:style-name="TableCell100">
            <text:p text:style-name="P101">Aucune</text:p>
          </table:table-cell>
          <table:table-cell table:style-name="TableCell102">
            <text:p text:style-name="P103">Jeu de la vie avec des anneau de voisin modifiable avec CSV file éditor</text:p>
          </table:table-cell>
        </table:table-row>
        <table:table-row table:style-name="TableRow104">
          <table:table-cell table:style-name="TableCell105">
            <text:p text:style-name="P106">Seed</text:p>
          </table:table-cell>
          <table:table-cell table:style-name="TableCell107">
            <text:p text:style-name="P108">Aucune</text:p>
          </table:table-cell>
          <table:table-cell table:style-name="TableCell109">
            <text:p text:style-name="P110">Règle différente du jeu de la vie</text:p>
          </table:table-cell>
        </table:table-row>
        <table:table-row table:style-name="TableRow111">
          <table:table-cell table:style-name="TableCell112">
            <text:p text:style-name="P113">Sand Game</text:p>
          </table:table-cell>
          <table:table-cell table:style-name="TableCell114">
            <text:p text:style-name="P115">Menu</text:p>
          </table:table-cell>
          <table:table-cell table:style-name="TableCell116">
            <text:p text:style-name="P117">Jeu de simulation de bac<text:s/>à<text:s/>sable avec des élément réagissant entre eux et possibilité de rajouter<text:s/>des éléments<text:s/>dans le fichier élément</text:p>
          </table:table-cell>
        </table:table-row>
        <table:table-row table:style-name="TableRow118">
          <table:table-cell table:style-name="TableCell119">
            <text:p text:style-name="P120">Paint</text:p>
          </table:table-cell>
          <table:table-cell table:style-name="TableCell121">
            <text:p text:style-name="P122">C : afficher le sélecteur de couleur</text:p>
          </table:table-cell>
          <table:table-cell table:style-name="TableCell123">
            <text:p text:style-name="P124">Paint</text:p>
          </table:table-cell>
        </table:table-row>
        <table:table-row table:style-name="TableRow125">
          <table:table-cell table:style-name="TableCell126">
            <text:p text:style-name="P127">WireWorld</text:p>
          </table:table-cell>
          <table:table-cell table:style-name="TableCell128">
            <text:p text:style-name="P129">Aucune</text:p>
          </table:table-cell>
          <table:table-cell table:style-name="TableCell130">
            <text:p text:style-name="P131">Simulation de Câble avec électron</text:p>
          </table:table-cell>
        </table:table-row>
        <table:table-row table:style-name="TableRow132">
          <table:table-cell table:style-name="TableCell133">
            <text:p text:style-name="P134">Aditife</text:p>
          </table:table-cell>
          <table:table-cell table:style-name="TableCell135">
            <text:p text:style-name="P136">Aucune</text:p>
          </table:table-cell>
          <table:table-cell table:style-name="TableCell137">
            <text:p text:style-name="P138">Jeu de la vie avec un addition<text:s/>des voisins<text:s/>et<text:s/>des états<text:s/>en float</text:p>
          </table:table-cell>
        </table:table-row>
        <table:table-row table:style-name="TableRow139">
          <table:table-cell table:style-name="TableCell140">
            <text:p text:style-name="P141">CSV file Editor</text:p>
          </table:table-cell>
          <table:table-cell table:style-name="TableCell142">
            <text:p text:style-name="P143">Fleche pour ajouter supprimer colonne et ligne, s : pour sauvegarder</text:p>
          </table:table-cell>
          <table:table-cell table:style-name="TableCell144">
            <text:p text:style-name="P145">Permet de modifier<text:s/>les anneaux<text:s/>de MNCA</text:p>
            <text:p text:style-name="P146">Test et Test1 pour accédée au Anneau de MNCA</text:p>
          </table:table-cell>
        </table:table-row>
        <table:table-row table:style-name="TableRow147">
          <table:table-cell table:style-name="TableCell148">
            <text:p text:style-name="P149">Dégradé<text:s/></text:p>
          </table:table-cell>
          <table:table-cell table:style-name="TableCell150">
            <text:p text:style-name="P151">C : sélectionner la couleur</text:p>
          </table:table-cell>
          <table:table-cell table:style-name="TableCell152">
            <text:p text:style-name="P153">Simulation de mutation de couleur</text:p>
          </table:table-cell>
        </table:table-row>
        <table:table-row table:style-name="TableRow154">
          <table:table-cell table:style-name="TableCell155">
            <text:p text:style-name="P156">Elementary</text:p>
          </table:table-cell>
          <table:table-cell table:style-name="TableCell157">
            <text:p text:style-name="P158">Menu</text:p>
          </table:table-cell>
          <table:table-cell table:style-name="TableCell159">
            <text:p text:style-name="P160">Automate cellulaire a 1 dimension</text:p>
          </table:table-cell>
        </table:table-row>
        <table:table-row table:style-name="TableRow161">
          <table:table-cell table:style-name="TableCell162">
            <text:p text:style-name="P163">Energy</text:p>
          </table:table-cell>
          <table:table-cell table:style-name="TableCell164">
            <text:p text:style-name="P165">Aucune</text:p>
          </table:table-cell>
          <table:table-cell table:style-name="TableCell166">
            <text:p text:style-name="P167">Labyrinthe</text:p>
          </table:table-cell>
        </table:table-row>
        <table:table-row table:style-name="TableRow168">
          <table:table-cell table:style-name="TableCell169">
            <text:p text:style-name="P170">Star</text:p>
          </table:table-cell>
          <table:table-cell table:style-name="TableCell171">
            <text:p text:style-name="P172">Aucune</text:p>
          </table:table-cell>
          <table:table-cell table:style-name="TableCell173">
            <text:p text:style-name="P174">Programme buggée venant de mutation</text:p>
          </table:table-cell>
        </table:table-row>
        <table:table-row table:style-name="TableRow175">
          <table:table-cell table:style-name="TableCell176">
            <text:p text:style-name="P177">Func</text:p>
          </table:table-cell>
          <table:table-cell table:style-name="TableCell178">
            <text:p text:style-name="P179">Aucune</text:p>
          </table:table-cell>
          <table:table-cell table:style-name="TableCell180">
            <text:p text:style-name="P181">Pas un automate mais jeu pour le fun</text:p>
          </table:table-cell>
        </table:table-row>
        <table:table-row table:style-name="TableRow182">
          <table:table-cell table:style-name="TableCell183">
            <text:p text:style-name="P184">Heat<text:s/></text:p>
          </table:table-cell>
          <table:table-cell table:style-name="TableCell185">
            <text:p text:style-name="P186">Aucune</text:p>
          </table:table-cell>
          <table:table-cell table:style-name="TableCell187">
            <text:p text:style-name="P188">Simulation de Transfer de chaleur</text:p>
          </table:table-cell>
        </table:table-row>
        <table:table-row table:style-name="TableRow189">
          <table:table-cell table:style-name="TableCell190">
            <text:p text:style-name="P191">Mandelbrot</text:p>
          </table:table-cell>
          <table:table-cell table:style-name="TableCell192">
            <text:p text:style-name="P193">Attendre que le programme se lance</text:p>
          </table:table-cell>
          <table:table-cell table:style-name="TableCell194">
            <text:p text:style-name="P195">Pas un Automate cellulaire mais Fractale complexe</text:p>
          </table:table-cell>
        </table:table-row>
        <table:table-row table:style-name="TableRow196">
          <table:table-cell table:style-name="TableCell197">
            <text:p text:style-name="P198">Xor</text:p>
          </table:table-cell>
          <table:table-cell table:style-name="TableCell199">
            <text:p text:style-name="P200">Aucune</text:p>
          </table:table-cell>
          <table:table-cell table:style-name="TableCell201">
            <text:p text:style-name="P202">Automate a 1 dimension respectant la règle du ou exclusif</text:p>
          </table:table-cell>
        </table:table-row>
        <text:soft-page-break/>
        <table:table-row table:style-name="TableRow203">
          <table:table-cell table:style-name="TableCell204">
            <text:p text:style-name="P205">Plie de sable</text:p>
          </table:table-cell>
          <table:table-cell table:style-name="TableCell206">
            <text:p text:style-name="P207">Aucune</text:p>
          </table:table-cell>
          <table:table-cell table:style-name="TableCell208">
            <text:p text:style-name="P209">Un automate de pile de sable quant 4<text:s/>sables<text:s/>est dans une cellule elle se déplace sur les point cardinaux</text:p>
          </table:table-cell>
        </table:table-row>
        <table:table-row table:style-name="TableRow210">
          <table:table-cell table:style-name="TableCell211">
            <text:p text:style-name="P212">QuadLife</text:p>
          </table:table-cell>
          <table:table-cell table:style-name="TableCell213">
            <text:p text:style-name="P214">Aucune</text:p>
          </table:table-cell>
          <table:table-cell table:style-name="TableCell215">
            <text:p text:style-name="P216">Jeu de la vie avec 4<text:s/>populations</text:p>
          </table:table-cell>
        </table:table-row>
        <table:table-row table:style-name="TableRow217">
          <table:table-cell table:style-name="TableCell218">
            <text:p text:style-name="P219">Wave</text:p>
          </table:table-cell>
          <table:table-cell table:style-name="TableCell220">
            <text:p text:style-name="P221">Aucune</text:p>
          </table:table-cell>
          <table:table-cell table:style-name="TableCell222">
            <text:p text:style-name="P223">Simulation de<text:s/>fluide</text:p>
          </table:table-cell>
        </table:table-row>
      </table:table>
      <text:p text:style-name="Normal">Permet d’initialiser une Grille de la taille de l‘écran<text:line-break/>def initialiserCellules():</text:p>
      <text:p text:style-name="Normal">   <text:s/><text:span text:style-name="T224">return [[0 for i in range(nbCellHeight+1)] for j in range(nbCellWidth+1)]</text:span></text:p>
      <text:p text:style-name="P225"/>
      <text:p text:style-name="Normal">Pose de cellule vivant dans la Grille<text:s/></text:p>
      <text:p text:style-name="P226">def generationAleatoire():</text:p>
      <text:p text:style-name="P227">   <text:s/>return [[randint(0,1) for i in range(nbCellHeight+1)] for j in range(nbCellWidth+1)]</text:p>
      <text:p text:style-name="P228"/>
      <text:p text:style-name="Normal">affiche les cellule vivant sur l’écrant pygame</text:p>
      <text:p text:style-name="P229">def remplirGrille(vie):</text:p>
      <text:p text:style-name="P230">   <text:s/>for x in range(nbCellWidth):</text:p>
      <text:p text:style-name="P231">        for y in range(nbCellHeight):</text:p>
      <text:p text:style-name="Normal"><text:span text:style-name="T232">           <text:s/></text:span>if vie[x][y] !=0:</text:p>
      <text:p text:style-name="Normal">                pygame.draw.rect(fenetre, cellcolor, (x*CELLSIZE, y*CELLSIZE, CELLSIZE, CELLSIZE))</text:p>
      <text:p text:style-name="Normal"/>
      <text:p text:style-name="Normal">Parcour les voisin </text:p>
      <text:p text:style-name="Normal">def voisin(x, y, vie):</text:p>
      <text:p text:style-name="Normal">   <text:s/><text:span text:style-name="T233">nbvoisin = 0</text:span></text:p>
      <text:p text:style-name="P234">    for dx in [-1, 0, 1]:</text:p>
      <text:p text:style-name="P235">        for dy in [-1, 0, 1]:</text:p>
      <text:p text:style-name="P236">            if dx == 0 and dy == 0:</text:p>
      <text:p text:style-name="P237">                continue</text:p>
      <text:p text:style-name="P238">            nx, ny = (x + dx) % nbCellWidth, (y + dy) % nbCellHeight</text:p>
      <text:p text:style-name="Normal"><text:span text:style-name="T239">           <text:s/></text:span>nbvoisin += vie[nx][ny]</text:p>
      <text:p text:style-name="Normal">    return nbvoisi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Que faire dans la prochaine étape avec les voisin</text:p>
      <text:p text:style-name="P240">def prochaine_vie(vie):</text:p>
      <text:p text:style-name="P241">   <text:s/>next_vie = [[0] * (nbCellHeight+1) for i in range(nbCellWidth+1)]</text:p>
      <text:p text:style-name="P242">   <text:s/></text:p>
      <text:p text:style-name="P243">    for x in range(nbCellWidth):</text:p>
      <text:p text:style-name="P244">        for y in range(nbCellHeight):</text:p>
      <text:p text:style-name="Normal"><text:span text:style-name="T245">           <text:s/></text:span>a = voisin(x, y, vie)</text:p>
      <text:p text:style-name="Normal">           <text:s/><text:span text:style-name="T246">if a==2:   next_vie[x][y] = 1</text:span></text:p>
      <text:p text:style-name="P247">           <text:s/>else:</text:p>
      <text:p text:style-name="P248">                next_vie[x][y] = 0</text:p>
      <text:p text:style-name="P249"/>
      <text:p text:style-name="P250">    return next_vie</text:p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ZI Damien Louis Albin</meta:initial-creator>
    <dc:creator>GAZI Damien Louis Albin</dc:creator>
    <meta:creation-date>2025-01-17T14:26:00Z</meta:creation-date>
    <dc:date>2025-03-20T08:53:00Z</dc:date>
    <meta:template xlink:href="Normal.dotm" xlink:type="simple"/>
    <meta:editing-cycles>10</meta:editing-cycles>
    <meta:editing-duration>PT3240S</meta:editing-duration>
    <meta:document-statistic meta:page-count="3" meta:paragraph-count="6" meta:word-count="529" meta:character-count="3436" meta:row-count="24" meta:non-whitespace-character-count="2913"/>
  </office:meta>
</office:document-meta>
</file>